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eWriterTest.doTestWrite( String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ializeWriterTest.testWriteLiteSpecilaSt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eWriterTest.testBytesBufLoc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rializeWriterTest.test_lar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ializeWriterTest.createLargeBasicSt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ializeWriterTest.testWriteLargeSpecialSt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ializeWriter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ializeWriterTest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ializeWriterTest.testWriteLargeBasicSt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ializeWriterTest.makeSpecialCha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ializeWriterTest.testWriteLiteBasicSt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